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0709c7" fo:background-color="#1e1e1e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officeooo:paragraph-rsid="000709c7" fo:background-color="#1e1e1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top="0in" fo:margin-bottom="0.1965in" style:contextual-spacing="false" style:line-height-at-least="0.198in"/>
    </style:style>
    <style:style style:name="P7" style:family="paragraph" style:parent-style-name="Standard">
      <style:paragraph-properties style:line-height-at-least="0.198in"/>
      <style:text-properties officeooo:paragraph-rsid="000709c7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officeooo:paragraph-rsid="000709c7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/Group 2 </text:p>
      <text:p text:style-name="P4">//Single-Server Queue Assignment</text:p>
      <text:p text:style-name="P7"/>
      <text:p text:style-name="P4">/* Group Members</text:p>
      <text:p text:style-name="P4">1. Gordon Josephat Ouma- SCII/00845/2019 </text:p>
      <text:p text:style-name="P4">2. Stephen Ogaro- SCII/01353/2018</text:p>
      <text:p text:style-name="P4">3. Boniface Kiplangat- SCII/01358/2018</text:p>
      <text:p text:style-name="P4">4. Dennis Lemayian- SCII/02309/2018</text:p>
      <text:p text:style-name="P4">5. Shumi Kulthum Njirainey- SCII/01343/2018 </text:p>
      <text:p text:style-name="P4">*/</text:p>
      <text:p text:style-name="P8"/>
      <text:p text:style-name="P2"><text:span text:style-name="T1">#include</text:span><text:span text:style-name="T2"> </text:span><text:span text:style-name="T3">&lt;iostream&gt;</text:span></text:p>
      <text:p text:style-name="P2"><text:span text:style-name="T1">using</text:span> <text:span text:style-name="T2">namespace</text:span> <text:span text:style-name="T4">std</text:span>;</text:p>
      <text:p text:style-name="P8"/>
      <text:p text:style-name="P2"><text:span text:style-name="T2">int</text:span> <text:span text:style-name="T5">main</text:span>() {</text:p>
      <text:p text:style-name="P7"/>
      <text:p text:style-name="P2"><text:span text:style-name="T2">int</text:span> i, j, run = <text:span text:style-name="T6">15</text:span>;</text:p>
      <text:p text:style-name="P2"><text:span text:style-name="T2">float</text:span> sim_time;</text:p>
      <text:p text:style-name="P2"><text:span text:style-name="T2">int</text:span> <text:span text:style-name="T7">RN_Arr</text:span>[<text:span text:style-name="T6">15</text:span>] = {<text:span text:style-name="T6">82</text:span>,<text:span text:style-name="T6">91</text:span>,<text:span text:style-name="T6">12</text:span>,<text:span text:style-name="T6">77</text:span>,<text:span text:style-name="T6">90</text:span>,<text:span text:style-name="T6">75</text:span>,<text:span text:style-name="T6">33</text:span>,<text:span text:style-name="T6">61</text:span>,<text:span text:style-name="T6">19</text:span>,<text:span text:style-name="T6">58</text:span>,<text:span text:style-name="T6">41</text:span>,<text:span text:style-name="T6">54</text:span>,<text:span text:style-name="T6">52</text:span>,<text:span text:style-name="T6">16</text:span>,<text:span text:style-name="T6">86</text:span>};</text:p>
      <text:p text:style-name="P2"><text:span text:style-name="T2">int</text:span> <text:span text:style-name="T7">IAT</text:span>[<text:span text:style-name="T6">15</text:span>] = {<text:span text:style-name="T6">4</text:span>,<text:span text:style-name="T6">5</text:span>,<text:span text:style-name="T6">1</text:span>,<text:span text:style-name="T6">4</text:span>,<text:span text:style-name="T6">5</text:span>,<text:span text:style-name="T6">4</text:span>,<text:span text:style-name="T6">2</text:span>,<text:span text:style-name="T6">3</text:span>,<text:span text:style-name="T6">1</text:span>,<text:span text:style-name="T6">3</text:span>,<text:span text:style-name="T6">2</text:span>,<text:span text:style-name="T6">3</text:span>,<text:span text:style-name="T6">3</text:span>,<text:span text:style-name="T6">1</text:span>,<text:span text:style-name="T6">4</text:span>};</text:p>
      <text:p text:style-name="P2"><text:span text:style-name="T2">float</text:span> <text:span text:style-name="T7">ATC</text:span>[<text:span text:style-name="T6">15</text:span>];</text:p>
      <text:p text:style-name="P2"><text:span text:style-name="T2">int</text:span> <text:span text:style-name="T7">RN_Ser</text:span>[<text:span text:style-name="T6">15</text:span>] = {<text:span text:style-name="T6">93</text:span>,<text:span text:style-name="T6">59</text:span>,<text:span text:style-name="T6">76</text:span>,<text:span text:style-name="T6">62</text:span>,<text:span text:style-name="T6">40</text:span>,<text:span text:style-name="T6">41</text:span>,<text:span text:style-name="T6">51</text:span>,<text:span text:style-name="T6">91</text:span>,<text:span text:style-name="T6">93</text:span>,<text:span text:style-name="T6">38</text:span>,<text:span text:style-name="T6">92</text:span>,<text:span text:style-name="T6">22</text:span>,<text:span text:style-name="T6">9</text:span>,<text:span text:style-name="T6">7</text:span>,<text:span text:style-name="T6">65</text:span>};</text:p>
      <text:p text:style-name="P2"><text:span text:style-name="T2">int</text:span> <text:span text:style-name="T7">SV_T</text:span>[<text:span text:style-name="T6">15</text:span>] = {<text:span text:style-name="T6">6</text:span>,<text:span text:style-name="T6">3</text:span>,<text:span text:style-name="T6">5</text:span>,<text:span text:style-name="T6">4</text:span>,<text:span text:style-name="T6">3</text:span>,<text:span text:style-name="T6">3</text:span>,<text:span text:style-name="T6">3</text:span>,<text:span text:style-name="T6">6</text:span>,<text:span text:style-name="T6">6</text:span>,<text:span text:style-name="T6">3</text:span>,<text:span text:style-name="T6">6</text:span>,<text:span text:style-name="T6">2</text:span>,<text:span text:style-name="T6">1</text:span>,<text:span text:style-name="T6">1</text:span>,<text:span text:style-name="T6">4</text:span>};</text:p>
      <text:p text:style-name="P2"><text:span text:style-name="T2">float</text:span> <text:span text:style-name="T7">TS_Begin</text:span>[<text:span text:style-name="T6">15</text:span>];</text:p>
      <text:p text:style-name="P2"><text:span text:style-name="T2">float</text:span> <text:span text:style-name="T7">TS_End</text:span>[<text:span text:style-name="T6">15</text:span>];</text:p>
      <text:p text:style-name="P2"><text:span text:style-name="T2">int</text:span> <text:span text:style-name="T7">Customer_Queue</text:span>[<text:span text:style-name="T6">15</text:span>] = {<text:span text:style-name="T6">0</text:span>,<text:span text:style-name="T6">1</text:span>,<text:span text:style-name="T6">1</text:span>,<text:span text:style-name="T6">1</text:span>,<text:span text:style-name="T6">1</text:span>,<text:span text:style-name="T6">1</text:span>,<text:span text:style-name="T6">1</text:span>,<text:span text:style-name="T6">1</text:span>,<text:span text:style-name="T6">2</text:span>,<text:span text:style-name="T6">2</text:span>,<text:span text:style-name="T6">3</text:span>,<text:span text:style-name="T6">3</text:span>,<text:span text:style-name="T6">4</text:span>,<text:span text:style-name="T6">5</text:span>,<text:span text:style-name="T6">5</text:span>};</text:p>
      <text:p text:style-name="P2"><text:span text:style-name="T2">int</text:span> <text:span text:style-name="T7">Idle</text:span>[<text:span text:style-name="T6">15</text:span>];</text:p>
      <text:p text:style-name="P2"><text:span text:style-name="T2">int</text:span> <text:span text:style-name="T7">Delay</text:span>[<text:span text:style-name="T6">15</text:span>] ;</text:p>
      <text:p text:style-name="P7"/>
      <text:p text:style-name="P2">cout&lt;&lt; <text:span text:style-name="T3">" Customers </text:span><text:span text:style-name="T8">\t</text:span><text:span text:style-name="T3"> RN(Arr) </text:span><text:span text:style-name="T8">\t</text:span><text:span text:style-name="T3"> IAT </text:span><text:span text:style-name="T8">\t</text:span><text:span text:style-name="T3"> AT_on_CLOCK </text:span><text:span text:style-name="T8">\t</text:span><text:span text:style-name="T3"> RN(Service) </text:span><text:span text:style-name="T8">\t</text:span><text:span text:style-name="T3"> Service_Time </text:span><text:span text:style-name="T8">\t</text:span><text:span text:style-name="T3"> Time_Service_Begin </text:span><text:span text:style-name="T8">\t</text:span><text:span text:style-name="T3"> Time_Service_End </text:span><text:span text:style-name="T8">\t</text:span><text:span text:style-name="T3"> Customer_In_Queue </text:span><text:span text:style-name="T8">\t</text:span><text:span text:style-name="T3"> Server_Idle_Time </text:span><text:span text:style-name="T8">\t</text:span><text:span text:style-name="T3"> Delay"</text:span>;</text:p>
      <text:p text:style-name="P7"/>
      <text:p text:style-name="P2"><text:span text:style-name="T1">for</text:span> (<text:span text:style-name="T2">int</text:span> i=<text:span text:style-name="T6">0</text:span>;i&lt;<text:span text:style-name="T6">15</text:span>;i++){</text:p>
      <text:p text:style-name="P2"><text:span text:style-name="T7">Delay</text:span>[i] = (<text:span text:style-name="T7">TS_Begin</text:span>[i] - <text:span text:style-name="T7">ATC</text:span>[i]) * <text:span text:style-name="T6">100</text:span>;</text:p>
      <text:p text:style-name="P2">}</text:p>
      <text:p text:style-name="P2"><text:span text:style-name="T1">for</text:span> (<text:span text:style-name="T2">int</text:span> i=<text:span text:style-name="T6">0</text:span>;i&lt;<text:span text:style-name="T6">15</text:span>;i++){</text:p>
      <text:p text:style-name="P2"><text:span text:style-name="T7">TS_End</text:span>[i] = (<text:span text:style-name="T7">TS_Begin</text:span>[i] - <text:span text:style-name="T7">SV_T</text:span>[i]/<text:span text:style-name="T6">100</text:span>);</text:p>
      <text:p text:style-name="P2">}</text:p>
      <text:p text:style-name="P2">sim_time = <text:span text:style-name="T6">1.00</text:span>;</text:p>
      <text:p text:style-name="P2"><text:span text:style-name="T7">ATC</text:span>[<text:span text:style-name="T6">0</text:span>] = (<text:span text:style-name="T7">IAT</text:span>[<text:span text:style-name="T6">0</text:span>]/<text:span text:style-name="T6">100</text:span>+sim_time);</text:p>
      <text:p text:style-name="P2"><text:span text:style-name="T1">for</text:span> (<text:span text:style-name="T2">int</text:span> i=<text:span text:style-name="T6">1</text:span>;i&lt;<text:span text:style-name="T6">15</text:span>;i++){</text:p>
      <text:p text:style-name="P2"><text:span text:style-name="T7">ATC</text:span>[i] = (<text:span text:style-name="T7">ATC</text:span>[i-<text:span text:style-name="T6">1</text:span>] + <text:span text:style-name="T7">IAT</text:span>[i]);</text:p>
      <text:p text:style-name="P2">}</text:p>
      <text:p text:style-name="P7"/>
      <text:p text:style-name="P2"><text:span text:style-name="T7">TS_Begin</text:span>[<text:span text:style-name="T6">0</text:span>]=<text:span text:style-name="T7">ATC</text:span>[<text:span text:style-name="T6">0</text:span>];</text:p>
      <text:p text:style-name="P2"><text:span text:style-name="T1">for</text:span> (<text:span text:style-name="T2">int</text:span> i=<text:span text:style-name="T6">1</text:span>;i&lt;<text:span text:style-name="T6">15</text:span>;i++){</text:p>
      <text:p text:style-name="P2"><text:span text:style-name="T7">TS_Begin</text:span>[i] = <text:span text:style-name="T7">TS_End</text:span>[i-<text:span text:style-name="T6">1</text:span>];</text:p>
      <text:p text:style-name="P2">}</text:p>
      <text:p text:style-name="P7"><text:soft-page-break/></text:p>
      <text:p text:style-name="P2">sim_time = <text:span text:style-name="T6">1.00</text:span>;</text:p>
      <text:p text:style-name="P2"><text:span text:style-name="T7">Idle</text:span>[<text:span text:style-name="T6">0</text:span>] = (<text:span text:style-name="T7">TS_Begin</text:span>[<text:span text:style-name="T6">0</text:span>]-sim_time) * <text:span text:style-name="T6">100</text:span>;</text:p>
      <text:p text:style-name="P7"/>
      <text:p text:style-name="P2"><text:span text:style-name="T1">for</text:span>(<text:span text:style-name="T2">int</text:span> i=<text:span text:style-name="T6">1</text:span>; i&lt;<text:span text:style-name="T6">15</text:span>;i++){</text:p>
      <text:p text:style-name="P2"><text:span text:style-name="T7">Idle</text:span>[i]=<text:span text:style-name="T7">TS_Begin</text:span>[i]-<text:span text:style-name="T7">TS_End</text:span>[i-<text:span text:style-name="T6">1</text:span>];</text:p>
      <text:p text:style-name="P2">}</text:p>
      <text:p text:style-name="P7"/>
      <text:p text:style-name="P2"><text:span text:style-name="T1">for</text:span> (j=<text:span text:style-name="T6">0</text:span>; j&lt;=run; j++){</text:p>
      <text:p text:style-name="P7"/>
      <text:p text:style-name="P2">cout &lt;&lt;<text:span text:style-name="T3">" </text:span><text:span text:style-name="T8">\n</text:span><text:span text:style-name="T3"> "</text:span>&lt;&lt;j + <text:span text:style-name="T6">1</text:span>&lt;&lt;<text:span text:style-name="T3">" </text:span><text:span text:style-name="T8">\t</text:span><text:span text:style-name="T3"> "</text:span>&lt;&lt;<text:span text:style-name="T7">RN_Arr</text:span>[j]&lt;&lt;<text:span text:style-name="T3">" </text:span><text:span text:style-name="T8">\t</text:span><text:span text:style-name="T3"> "</text:span>&lt;&lt;<text:span text:style-name="T7">IAT</text:span>[j]&lt;&lt;<text:span text:style-name="T3">" </text:span><text:span text:style-name="T8">\t</text:span><text:span text:style-name="T3"> "</text:span>&lt;&lt;<text:span text:style-name="T7">ATC</text:span>[j]&lt;&lt;<text:span text:style-name="T3">" </text:span><text:span text:style-name="T8">\t</text:span><text:span text:style-name="T3"> "</text:span>&lt;&lt;<text:span text:style-name="T7">RN_Ser</text:span>[j]&lt;&lt;<text:span text:style-name="T3">" </text:span><text:span text:style-name="T8">\t</text:span><text:span text:style-name="T3"> "</text:span>&lt;&lt;<text:span text:style-name="T7">SV_T</text:span>[j]&lt;&lt;<text:span text:style-name="T3">" </text:span><text:span text:style-name="T8">\t</text:span><text:span text:style-name="T3"> "</text:span>&lt;&lt;<text:span text:style-name="T7">TS_Begin</text:span>[j]&lt;&lt;<text:span text:style-name="T3">" </text:span><text:span text:style-name="T8">\t</text:span><text:span text:style-name="T3"> "</text:span>&lt;&lt;<text:span text:style-name="T7">TS_End</text:span>[j]&lt;&lt;<text:span text:style-name="T3">" </text:span><text:span text:style-name="T8">\t</text:span><text:span text:style-name="T3"> "</text:span>&lt;&lt;<text:span text:style-name="T7">Customer_Queue</text:span>[j]&lt;&lt;<text:span text:style-name="T3">" </text:span><text:span text:style-name="T8">\t</text:span><text:span text:style-name="T3"> "</text:span>&lt;&lt;<text:span text:style-name="T7">Idle</text:span>[j]&lt;&lt;<text:span text:style-name="T3">" </text:span><text:span text:style-name="T8">\t</text:span><text:span text:style-name="T3"> "</text:span>&lt;&lt;<text:span text:style-name="T7">Delay</text:span>[j]&lt;&lt;<text:span text:style-name="T3">" </text:span><text:span text:style-name="T8">\n</text:span><text:span text:style-name="T3"> "</text:span>;</text:p>
      <text:p text:style-name="P2">} </text:p>
      <text:p text:style-name="P7"/>
      <text:p text:style-name="P2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4:06:59.453480494</meta:creation-date>
    <dc:date>2022-03-10T14:12:42.773591373</dc:date>
    <meta:editing-duration>PT2M48S</meta:editing-duration>
    <meta:editing-cycles>1</meta:editing-cycles>
    <meta:document-statistic meta:table-count="0" meta:image-count="0" meta:object-count="0" meta:page-count="2" meta:paragraph-count="49" meta:word-count="191" meta:character-count="1518" meta:non-whitespace-character-count="1372"/>
    <meta:generator>LibreOffice/7.2.2.2$Linux_X86_64 LibreOffice_project/20$Build-2</meta:generator>
  </office:meta>
</office:document-meta>
</file>